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47c3" officeooo:paragraph-rsid="001a47c3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É</text:span><text:span text:style-name="T2">toile de fond d’écran : 202/192 (Paint 3D)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6T10:32:06.683000000</meta:creation-date>
    <dc:date>2025-04-16T10:32:51.465000000</dc:date>
    <meta:editing-duration>PT45S</meta:editing-duration>
    <meta:editing-cycles>1</meta:editing-cycles>
    <meta:document-statistic meta:table-count="0" meta:image-count="0" meta:object-count="0" meta:page-count="1" meta:paragraph-count="1" meta:word-count="8" meta:character-count="43" meta:non-whitespace-character-count="36"/>
    <meta:generator>LibreOffice/7.0.4.2$Windows_X86_64 LibreOffice_project/dcf040e67528d9187c66b2379df5ea4407429775</meta:generator>
  </office:meta>
</office:document-meta>
</file>